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, Geneva, sans-serif"/>
  </office:font-face-decls>
  <office:automatic-styles>
    <style:style style:name="P1" style:family="paragraph" style:parent-style-name="Standard">
      <style:text-properties officeooo:rsid="000e85a1" officeooo:paragraph-rsid="000e85a1"/>
    </style:style>
    <style:style style:name="P2" style:family="paragraph" style:parent-style-name="Standard">
      <style:text-properties fo:font-variant="normal" fo:text-transform="none" fo:color="#c9211e" loext:opacity="100%" style:font-name="Helvetica" fo:font-size="11.25pt" fo:letter-spacing="normal" fo:font-style="normal" fo:font-weight="normal" officeooo:rsid="000e85a1" officeooo:paragraph-rsid="000e85a1"/>
    </style:style>
    <style:style style:name="P3" style:family="paragraph" style:parent-style-name="Standard">
      <style:text-properties fo:font-variant="normal" fo:text-transform="none" fo:color="#c9211e" loext:opacity="100%" style:font-name="Helvetica" fo:font-size="11.25pt" fo:letter-spacing="normal" fo:font-style="normal" fo:font-weight="normal" officeooo:rsid="0012562a" officeooo:paragraph-rsid="0012562a"/>
    </style:style>
    <style:style style:name="P4" style:family="paragraph" style:parent-style-name="Standard">
      <style:text-properties fo:font-variant="normal" fo:text-transform="none" fo:color="#c9211e" loext:opacity="100%" style:font-name="Helvetica" fo:font-size="11.25pt" fo:letter-spacing="normal" fo:font-style="normal" fo:font-weight="normal" officeooo:paragraph-rsid="0012562a"/>
    </style:style>
    <style:style style:name="T1" style:family="text">
      <style:text-properties officeooo:rsid="0012562a"/>
    </style:style>
    <style:style style:name="T2" style:family="text">
      <style:text-properties fo:color="#333333" loext:opacity="100%" style:font-name="Tahoma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ashiLive2@gmail.com</text:p>
      <text:p text:style-name="P1">KamalHossain012!@ gmail pass</text:p>
      <text:p text:style-name="P1"/>
      <text:p text:style-name="P1"/>
      <text:p text:style-name="P1"><text:a xlink:type="simple" xlink:href="mailto:probashiLive2@gmail.com" text:style-name="Internet_20_link" text:visited-style-name="Visited_20_Internet_20_Link">probashiLive2@gmail.com</text:a></text:p>
      <text:p text:style-name="P1">KamalHossain0121@ facebook pass</text:p>
      <text:p text:style-name="P1"/>
      <text:p text:style-name="P2">hakawebhost email : probashiLive2@gmail.com<text:line-break/>pass: Leon64742812!@</text:p>
      <text:p text:style-name="P2"/>
      <text:p text:style-name="P4"><text:span text:style-name="T1">hosting ip: </text:span><text:span text:style-name="T2">78.47.134.47</text:span></text:p>
      <text:p text:style-name="P3"><text:span text:style-name="T2">user: root</text:span></text:p>
      <text:p text:style-name="P3"><text:span text:style-name="T2">password: Leon64742812!@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, Genev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03:35:43.991611133</meta:creation-date>
    <dc:date>2024-02-28T00:37:46.878673477</dc:date>
    <meta:editing-duration>PT1H9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1" meta:character-count="227" meta:non-whitespace-character-count="214"/>
  </office:meta>
</office:document-meta>
</file>